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b244" officeooo:paragraph-rsid="0018b244"/>
    </style:style>
    <style:style style:name="T1" style:family="text">
      <style:text-properties fo:color="#000000" style:font-name="Lucida Console" fo:font-size="9pt" style:font-size-asian="9pt" fo:background-color="#ffffff"/>
    </style:style>
    <style:style style:name="T2" style:family="text">
      <style:text-properties fo:color="#bf00bf" style:font-name="Lucida Console" fo:font-size="9pt" style:font-size-asian="9pt" fo:background-color="#ffffff"/>
    </style:style>
    <style:style style:name="T3" style:family="text">
      <style:text-properties fo:color="#bfbf00" style:font-name="Lucida Console" fo:font-size="9pt" style:font-size-asian="9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1">primeros pasos</text:p>
      <text:p text:style-name="P1"/>
      <text:p text:style-name="P1"><text:span text:style-name="T1">$ git config --global http.proxy http://monlor:montse2016@1.0.0.70:3128</text:span></text:p>
      <text:p text:style-name="P1"/>
      <text:p text:style-name="P1"><text:span text:style-name="T2"><text:s/></text:span><text:span text:style-name="T3">/c/GitRepositorio/ProbandoGit/gitClonePrueba</text:span></text:p>
      <text:p text:style-name="Standard"><text:span text:style-name="T1">$ git clone https://github.com/librenms/librenms.git gitClonePrueba</text:span></text:p>
      <text:p text:style-name="Standard"><text:span text:style-name="T1">Cloning into 'gitClonePrueba'...</text:span></text:p>
      <text:p text:style-name="Standard"><text:span text:style-name="T1">remote: Enumerating objects: 6, done.</text:span></text:p>
      <text:p text:style-name="Standard"><text:span text:style-name="T1">remote: Counting objects: 100% (6/6), done.</text:span></text:p>
      <text:p text:style-name="Standard"><text:span text:style-name="T1">remote: Compressing objects: 100% (6/6), done.</text:span></text:p>
      <text:p text:style-name="Standard"><text:span text:style-name="T1">remote: Total 147663 (delta 0), reused 0 (delta 0), pack-reused 147657</text:span></text:p>
      <text:p text:style-name="Standard"><text:span text:style-name="T1">Receiving objects: 100% (147663/147663), 152.72 MiB | 5.13 MiB/s, done.</text:span></text:p>
      <text:p text:style-name="Standard"><text:span text:style-name="T1">Resolving deltas: 100% (101665/101665), done.</text:span></text:p>
      <text:p text:style-name="Standard"><text:span text:style-name="T1">Updating files: 100% (10201/10201), don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2:07:10.647000000</meta:creation-date>
    <dc:date>2019-09-17T12:13:35.810000000</dc:date>
    <meta:editing-duration>PT6M33S</meta:editing-duration>
    <meta:editing-cycles>1</meta:editing-cycles>
    <meta:document-statistic meta:table-count="0" meta:image-count="0" meta:object-count="0" meta:page-count="1" meta:paragraph-count="13" meta:word-count="67" meta:character-count="585" meta:non-whitespace-character-count="531"/>
    <meta:generator>LibreOffice/5.1.1.3$Windows_x86 LibreOffice_project/89f508ef3ecebd2cfb8e1def0f0ba9a803b88a6d</meta:generator>
  </office:meta>
</office:document-meta>
</file>